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ffff" draw:stroke-linejoin="miter" svg:stroke-linecap="butt" draw:fill="solid" draw:fill-color="#ffffff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ffffff" svg:stroke-opacity="0%" draw:stroke-linejoin="miter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60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6cm" svg:stroke-color="#000099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52cm" svg:stroke-color="#000099" draw:stroke-linejoin="miter" svg:stroke-linecap="butt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solid" svg:stroke-width="0.026cm" svg:stroke-color="#ff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52cm" svg:stroke-color="#ff0000" draw:stroke-linejoin="miter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000099" draw:opacity="50%"/>
    </style:style>
    <style:style style:name="gr12" style:family="graphic" style:parent-style-name="standard">
      <style:graphic-properties draw:stroke="none" draw:fill="solid" draw:fill-color="#ff0000" draw:opacity="50%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0.26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3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02cm" fo:min-width="0.802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25cm" svg:stroke-color="#ffffff" draw:stroke-linejoin="miter" svg:stroke-linecap="butt" draw:fill="solid" draw:fill-color="#ffffff" fo:padding-top="0.012cm" fo:padding-bottom="0.012cm" fo:padding-left="0.012cm" fo:padding-right="0.0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fo:font-size="1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6" style:family="paragraph">
      <style:paragraph-properties fo:text-align="start" style:writing-mode="lr-tb"/>
      <style:text-properties fo:font-size="12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9pt" style:font-size-complex="9pt"/>
    </style:style>
    <style:style style:name="P8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9" style:family="paragraph">
      <loext:graphic-properties draw:fill="solid" draw:fill-color="#000099" draw:opacity="50%"/>
    </style:style>
    <style:style style:name="P10" style:family="paragraph">
      <loext:graphic-properties draw:fill="solid" draw:fill-color="#ff0000" draw:opacity="50%"/>
    </style:style>
    <style:style style:name="P11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12" style:family="paragraph">
      <loext:graphic-properties draw:fill="none"/>
      <style:text-properties fo:font-size="15.1999998092651pt" style:font-size-asian="15.1999998092651pt" style:font-size-complex="15.1999998092651pt"/>
    </style:style>
    <style:style style:name="P13" style:family="paragraph">
      <loext:graphic-properties draw:fill="none"/>
      <style:text-properties fo:font-size="22.7999992370605pt" style:font-size-asian="22.7999992370605pt" style:font-size-complex="22.7999992370605pt"/>
    </style:style>
    <style:style style:name="T1" style:family="text">
      <style:text-properties fo:color="#000000" style:font-name="Helvetica" fo:font-size="17.1000003814697pt" style:font-size-asian="17.1000003814697pt" style:font-name-complex="Helvetica" style:font-size-complex="17.1000003814697pt"/>
    </style:style>
    <style:style style:name="T2" style:family="text">
      <style:text-properties fo:color="#000000" style:font-name="Helvetica" style:font-size-asian="9pt" style:font-name-complex="Helvetica" style:font-size-complex="9pt"/>
    </style:style>
    <style:style style:name="T3" style:family="text">
      <style:text-properties fo:color="#000000" style:font-name="Helvetica" fo:font-size="11.3999996185303pt" style:font-size-asian="11.3999996185303pt" style:font-name-complex="Helvetica" style:font-size-complex="11.3999996185303pt"/>
    </style:style>
    <style:style style:name="T4" style:family="text">
      <style:text-properties fo:color="#000000" style:font-name="Symbol" fo:font-size="17.1000003814697pt" style:font-size-asian="17.1000003814697pt" style:font-name-complex="Symbol" style:font-size-complex="17.1000003814697pt"/>
    </style:style>
    <style:style style:name="T5" style:family="text">
      <style:text-properties fo:color="#000000" style:font-name="Helvetica" fo:font-size="7.59999990463257pt" style:font-size-asian="7.59999990463257pt" style:font-name-complex="Helvetica" style:font-size-complex="7.59999990463257pt"/>
    </style:style>
    <style:style style:name="T6" style:family="text">
      <style:text-properties fo:color="#000000" style:font-name="Symbol" fo:font-size="11.3999996185303pt" style:font-size-asian="11.3999996185303pt" style:font-name-complex="Symbol" style:font-size-complex="11.3999996185303pt"/>
    </style:style>
    <style:style style:name="T7" style:family="text">
      <style:text-properties fo:color="#000000" style:font-name="Helvetica" fo:font-size="15.1999998092651pt" fo:font-weight="bold" style:font-size-asian="15.1999998092651pt" style:font-name-complex="Helvetica" style:font-size-complex="15.1999998092651pt" style:font-weight-complex="bold"/>
    </style:style>
    <style:style style:name="T8" style:family="text">
      <style:text-properties fo:color="#000000" style:font-name="Helvetica" fo:font-size="22.7999992370605pt" fo:font-weight="bold" style:font-size-asian="22.7999992370605pt" style:font-name-complex="Helvetica" style:font-size-complex="22.7999992370605pt" style:font-weight-complex="bold"/>
    </style:style>
    <style:style style:name="T9" style:family="text">
      <style:text-properties fo:color="#000000" style:font-name="Helvetica" fo:font-size="15.1999998092651pt" style:font-size-asian="15.1999998092651pt" style:font-name-complex="Helvetica" style:font-size-complex="15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cm" svg:height="10.328cm" svg:x="1.907cm" svg:y="0.327cm" svg:viewBox="0 0 16001 10329" draw:points="0,10329 16001,10329 16001,0 0,0">
          <text:p/>
        </draw:polygon>
        <draw:polygon draw:style-name="gr2" draw:text-style-name="P2" draw:layer="layout" svg:width="16cm" svg:height="10.328cm" svg:x="1.907cm" svg:y="0.327cm" svg:viewBox="0 0 16001 10329" draw:points="0,10329 16001,10329 16001,0 0,0">
          <text:p/>
        </draw:polygon>
        <draw:polygon draw:style-name="gr1" draw:text-style-name="P1" draw:layer="layout" svg:width="16cm" svg:height="10.328cm" svg:x="1.907cm" svg:y="0.327cm" svg:viewBox="0 0 16001 10329" draw:points="0,10329 16001,10329 16001,0 0,0">
          <text:p/>
        </draw:polygon>
        <draw:polygon draw:style-name="gr2" draw:text-style-name="P2" draw:layer="layout" svg:width="16cm" svg:height="10.328cm" svg:x="1.907cm" svg:y="0.327cm" svg:viewBox="0 0 16001 10329" draw:points="0,10329 16001,10329 16001,0 0,0">
          <text:p/>
        </draw:polygon>
        <draw:polyline draw:style-name="gr3" draw:text-style-name="P2" draw:layer="layout" svg:width="15.999cm" svg:height="0cm" svg:x="1.907cm" svg:y="5.268cm" svg:viewBox="0 0 16000 0" draw:points="0,0 1143,0 2286,0 3429,0 4572,0 5715,0 6857,0 8000,0 9143,0 10286,0 11429,0 12572,0 13715,0 14857,0 16000,0">
          <text:p/>
        </draw:polyline>
        <draw:line draw:style-name="gr2" draw:text-style-name="P3" draw:layer="layout" svg:x1="1.907cm" svg:y1="10.655cm" svg:x2="17.907cm" svg:y2="10.655cm">
          <text:p/>
        </draw:line>
        <draw:frame draw:style-name="gr4" draw:text-style-name="P5" draw:layer="layout" svg:width="1.873cm" svg:height="0.602cm" svg:x="16.045cm" svg:y="11.374cm">
          <draw:text-box>
            <text:p text:style-name="P4"><text:span text:style-name="T1">Run ID</text:span></text:p>
          </draw:text-box>
        </draw:frame>
        <draw:frame draw:style-name="gr5" draw:text-style-name="P7" draw:layer="layout" svg:width="0.95cm" svg:height="0.424cm" svg:x="2.115cm" svg:y="10.812cm">
          <draw:text-box>
            <text:p text:style-name="P6"><text:span text:style-name="T2">9353</text:span></text:p>
          </draw:text-box>
        </draw:frame>
        <draw:frame draw:style-name="gr5" draw:text-style-name="P7" draw:layer="layout" svg:width="0.95cm" svg:height="0.424cm" svg:x="3.269cm" svg:y="10.812cm">
          <draw:text-box>
            <text:p text:style-name="P6"><text:span text:style-name="T2">9354</text:span></text:p>
          </draw:text-box>
        </draw:frame>
        <draw:frame draw:style-name="gr5" draw:text-style-name="P7" draw:layer="layout" svg:width="0.95cm" svg:height="0.424cm" svg:x="4.406cm" svg:y="10.812cm">
          <draw:text-box>
            <text:p text:style-name="P6"><text:span text:style-name="T2">9355</text:span></text:p>
          </draw:text-box>
        </draw:frame>
        <draw:frame draw:style-name="gr5" draw:text-style-name="P7" draw:layer="layout" svg:width="0.95cm" svg:height="0.424cm" svg:x="5.543cm" svg:y="10.812cm">
          <draw:text-box>
            <text:p text:style-name="P6"><text:span text:style-name="T2">9356</text:span></text:p>
          </draw:text-box>
        </draw:frame>
        <draw:frame draw:style-name="gr5" draw:text-style-name="P7" draw:layer="layout" svg:width="0.95cm" svg:height="0.424cm" svg:x="6.697cm" svg:y="10.812cm">
          <draw:text-box>
            <text:p text:style-name="P6"><text:span text:style-name="T2">9357</text:span></text:p>
          </draw:text-box>
        </draw:frame>
        <draw:frame draw:style-name="gr5" draw:text-style-name="P7" draw:layer="layout" svg:width="0.95cm" svg:height="0.424cm" svg:x="7.834cm" svg:y="10.812cm">
          <draw:text-box>
            <text:p text:style-name="P6"><text:span text:style-name="T2">9358</text:span></text:p>
          </draw:text-box>
        </draw:frame>
        <draw:frame draw:style-name="gr5" draw:text-style-name="P7" draw:layer="layout" svg:width="0.95cm" svg:height="0.424cm" svg:x="8.971cm" svg:y="10.812cm">
          <draw:text-box>
            <text:p text:style-name="P6"><text:span text:style-name="T2">9360</text:span></text:p>
          </draw:text-box>
        </draw:frame>
        <draw:frame draw:style-name="gr5" draw:text-style-name="P7" draw:layer="layout" svg:width="0.95cm" svg:height="0.424cm" svg:x="10.125cm" svg:y="10.812cm">
          <draw:text-box>
            <text:p text:style-name="P6"><text:span text:style-name="T2">9365</text:span></text:p>
          </draw:text-box>
        </draw:frame>
        <draw:frame draw:style-name="gr5" draw:text-style-name="P7" draw:layer="layout" svg:width="0.95cm" svg:height="0.424cm" svg:x="11.262cm" svg:y="10.812cm">
          <draw:text-box>
            <text:p text:style-name="P6"><text:span text:style-name="T2">9367</text:span></text:p>
          </draw:text-box>
        </draw:frame>
        <draw:frame draw:style-name="gr5" draw:text-style-name="P7" draw:layer="layout" svg:width="0.95cm" svg:height="0.424cm" svg:x="12.399cm" svg:y="10.812cm">
          <draw:text-box>
            <text:p text:style-name="P6"><text:span text:style-name="T2">9368</text:span></text:p>
          </draw:text-box>
        </draw:frame>
        <draw:frame draw:style-name="gr5" draw:text-style-name="P7" draw:layer="layout" svg:width="0.95cm" svg:height="0.424cm" svg:x="13.553cm" svg:y="10.812cm">
          <draw:text-box>
            <text:p text:style-name="P6"><text:span text:style-name="T2">9369</text:span></text:p>
          </draw:text-box>
        </draw:frame>
        <draw:frame draw:style-name="gr5" draw:text-style-name="P7" draw:layer="layout" svg:width="0.95cm" svg:height="0.424cm" svg:x="14.69cm" svg:y="10.812cm">
          <draw:text-box>
            <text:p text:style-name="P6"><text:span text:style-name="T2">9370</text:span></text:p>
          </draw:text-box>
        </draw:frame>
        <draw:frame draw:style-name="gr5" draw:text-style-name="P7" draw:layer="layout" svg:width="0.95cm" svg:height="0.424cm" svg:x="15.844cm" svg:y="10.812cm">
          <draw:text-box>
            <text:p text:style-name="P6"><text:span text:style-name="T2">9371</text:span></text:p>
          </draw:text-box>
        </draw:frame>
        <draw:line draw:style-name="gr2" draw:text-style-name="P3" draw:layer="layout" svg:x1="1.907cm" svg:y1="10.345cm" svg:x2="1.907cm" svg:y2="10.655cm">
          <text:p/>
        </draw:line>
        <draw:line draw:style-name="gr2" draw:text-style-name="P3" draw:layer="layout" svg:x1="3.05cm" svg:y1="10.345cm" svg:x2="3.05cm" svg:y2="10.655cm">
          <text:p/>
        </draw:line>
        <draw:line draw:style-name="gr2" draw:text-style-name="P3" draw:layer="layout" svg:x1="4.193cm" svg:y1="10.345cm" svg:x2="4.193cm" svg:y2="10.655cm">
          <text:p/>
        </draw:line>
        <draw:line draw:style-name="gr2" draw:text-style-name="P3" draw:layer="layout" svg:x1="5.336cm" svg:y1="10.345cm" svg:x2="5.336cm" svg:y2="10.655cm">
          <text:p/>
        </draw:line>
        <draw:line draw:style-name="gr2" draw:text-style-name="P3" draw:layer="layout" svg:x1="6.479cm" svg:y1="10.345cm" svg:x2="6.479cm" svg:y2="10.655cm">
          <text:p/>
        </draw:line>
        <draw:line draw:style-name="gr2" draw:text-style-name="P3" draw:layer="layout" svg:x1="7.622cm" svg:y1="10.345cm" svg:x2="7.622cm" svg:y2="10.655cm">
          <text:p/>
        </draw:line>
        <draw:line draw:style-name="gr2" draw:text-style-name="P3" draw:layer="layout" svg:x1="8.764cm" svg:y1="10.345cm" svg:x2="8.764cm" svg:y2="10.655cm">
          <text:p/>
        </draw:line>
        <draw:line draw:style-name="gr2" draw:text-style-name="P3" draw:layer="layout" svg:x1="9.907cm" svg:y1="10.345cm" svg:x2="9.907cm" svg:y2="10.655cm">
          <text:p/>
        </draw:line>
        <draw:line draw:style-name="gr2" draw:text-style-name="P3" draw:layer="layout" svg:x1="11.05cm" svg:y1="10.345cm" svg:x2="11.05cm" svg:y2="10.655cm">
          <text:p/>
        </draw:line>
        <draw:line draw:style-name="gr2" draw:text-style-name="P3" draw:layer="layout" svg:x1="12.193cm" svg:y1="10.345cm" svg:x2="12.193cm" svg:y2="10.655cm">
          <text:p/>
        </draw:line>
        <draw:line draw:style-name="gr2" draw:text-style-name="P3" draw:layer="layout" svg:x1="13.336cm" svg:y1="10.345cm" svg:x2="13.336cm" svg:y2="10.655cm">
          <text:p/>
        </draw:line>
        <draw:line draw:style-name="gr2" draw:text-style-name="P3" draw:layer="layout" svg:x1="14.479cm" svg:y1="10.345cm" svg:x2="14.479cm" svg:y2="10.655cm">
          <text:p/>
        </draw:line>
        <draw:line draw:style-name="gr2" draw:text-style-name="P3" draw:layer="layout" svg:x1="15.622cm" svg:y1="10.345cm" svg:x2="15.622cm" svg:y2="10.655cm">
          <text:p/>
        </draw:line>
        <draw:line draw:style-name="gr2" draw:text-style-name="P3" draw:layer="layout" svg:x1="16.764cm" svg:y1="10.345cm" svg:x2="16.764cm" svg:y2="10.655cm">
          <text:p/>
        </draw:line>
        <draw:line draw:style-name="gr2" draw:text-style-name="P3" draw:layer="layout" svg:x1="17.907cm" svg:y1="10.345cm" svg:x2="17.907cm" svg:y2="10.655cm">
          <text:p/>
        </draw:line>
        <draw:line draw:style-name="gr2" draw:text-style-name="P2" draw:layer="layout" svg:x1="1.907cm" svg:y1="10.655cm" svg:x2="1.907cm" svg:y2="0.327cm">
          <text:p/>
        </draw:line>
        <draw:frame draw:style-name="gr5" draw:text-style-name="P7" draw:layer="layout" svg:width="0.95cm" svg:height="0.424cm" svg:x="16.981cm" svg:y="10.812cm">
          <draw:text-box>
            <text:p text:style-name="P6"><text:span text:style-name="T2">9372</text:span></text:p>
          </draw:text-box>
        </draw:frame>
        <draw:frame draw:style-name="gr4" draw:text-style-name="P5" draw:layer="layout" svg:width="1.496cm" svg:height="0.602cm" draw:transform="rotate (1.5707963267949) translate (0.205cm 1.796cm)">
          <draw:text-box>
            <text:p text:style-name="P4"><text:span text:style-name="T1"><text:s/></text:span><text:span text:style-name="T1">[mm]</text:span></text:p>
          </draw:text-box>
        </draw:frame>
        <draw:frame draw:style-name="gr6" draw:text-style-name="P8" draw:layer="layout" svg:width="0.4cm" svg:height="0.403cm" draw:transform="rotate (1.5707963267949) translate (0cm 1.946cm)">
          <draw:text-box>
            <text:p text:style-name="P4"><text:span text:style-name="T3">*</text:span></text:p>
          </draw:text-box>
        </draw:frame>
        <draw:line draw:style-name="gr2" draw:text-style-name="P2" draw:layer="layout" svg:x1="2.387cm" svg:y1="9.647cm" svg:x2="1.907cm" svg:y2="9.647cm">
          <text:p/>
        </draw:line>
        <draw:line draw:style-name="gr2" draw:text-style-name="P2" draw:layer="layout" svg:x1="2.147cm" svg:y1="9.428cm" svg:x2="1.907cm" svg:y2="9.428cm">
          <text:p/>
        </draw:line>
        <draw:line draw:style-name="gr2" draw:text-style-name="P2" draw:layer="layout" svg:x1="2.147cm" svg:y1="9.209cm" svg:x2="1.907cm" svg:y2="9.209cm">
          <text:p/>
        </draw:line>
        <draw:line draw:style-name="gr2" draw:text-style-name="P2" draw:layer="layout" svg:x1="2.147cm" svg:y1="8.99cm" svg:x2="1.907cm" svg:y2="8.99cm">
          <text:p/>
        </draw:line>
        <draw:line draw:style-name="gr2" draw:text-style-name="P2" draw:layer="layout" svg:x1="2.147cm" svg:y1="8.771cm" svg:x2="1.907cm" svg:y2="8.771cm">
          <text:p/>
        </draw:line>
        <draw:line draw:style-name="gr2" draw:text-style-name="P2" draw:layer="layout" svg:x1="2.387cm" svg:y1="8.552cm" svg:x2="1.907cm" svg:y2="8.552cm">
          <text:p/>
        </draw:line>
        <draw:line draw:style-name="gr2" draw:text-style-name="P2" draw:layer="layout" svg:x1="2.147cm" svg:y1="8.333cm" svg:x2="1.907cm" svg:y2="8.333cm">
          <text:p/>
        </draw:line>
        <draw:line draw:style-name="gr2" draw:text-style-name="P2" draw:layer="layout" svg:x1="2.147cm" svg:y1="8.114cm" svg:x2="1.907cm" svg:y2="8.114cm">
          <text:p/>
        </draw:line>
        <draw:line draw:style-name="gr2" draw:text-style-name="P2" draw:layer="layout" svg:x1="2.147cm" svg:y1="7.895cm" svg:x2="1.907cm" svg:y2="7.895cm">
          <text:p/>
        </draw:line>
        <draw:line draw:style-name="gr2" draw:text-style-name="P2" draw:layer="layout" svg:x1="2.147cm" svg:y1="7.676cm" svg:x2="1.907cm" svg:y2="7.676cm">
          <text:p/>
        </draw:line>
        <draw:line draw:style-name="gr2" draw:text-style-name="P2" draw:layer="layout" svg:x1="2.387cm" svg:y1="7.457cm" svg:x2="1.907cm" svg:y2="7.457cm">
          <text:p/>
        </draw:line>
        <draw:line draw:style-name="gr2" draw:text-style-name="P2" draw:layer="layout" svg:x1="2.147cm" svg:y1="7.238cm" svg:x2="1.907cm" svg:y2="7.238cm">
          <text:p/>
        </draw:line>
        <draw:line draw:style-name="gr2" draw:text-style-name="P2" draw:layer="layout" svg:x1="2.147cm" svg:y1="7.019cm" svg:x2="1.907cm" svg:y2="7.019cm">
          <text:p/>
        </draw:line>
        <draw:line draw:style-name="gr2" draw:text-style-name="P2" draw:layer="layout" svg:x1="2.147cm" svg:y1="6.8cm" svg:x2="1.907cm" svg:y2="6.8cm">
          <text:p/>
        </draw:line>
        <draw:line draw:style-name="gr2" draw:text-style-name="P2" draw:layer="layout" svg:x1="2.147cm" svg:y1="6.581cm" svg:x2="1.907cm" svg:y2="6.581cm">
          <text:p/>
        </draw:line>
        <draw:line draw:style-name="gr2" draw:text-style-name="P2" draw:layer="layout" svg:x1="2.387cm" svg:y1="6.362cm" svg:x2="1.907cm" svg:y2="6.362cm">
          <text:p/>
        </draw:line>
        <draw:line draw:style-name="gr2" draw:text-style-name="P2" draw:layer="layout" svg:x1="2.147cm" svg:y1="6.144cm" svg:x2="1.907cm" svg:y2="6.144cm">
          <text:p/>
        </draw:line>
        <draw:line draw:style-name="gr2" draw:text-style-name="P2" draw:layer="layout" svg:x1="2.147cm" svg:y1="5.925cm" svg:x2="1.907cm" svg:y2="5.925cm">
          <text:p/>
        </draw:line>
        <draw:line draw:style-name="gr2" draw:text-style-name="P2" draw:layer="layout" svg:x1="2.147cm" svg:y1="5.706cm" svg:x2="1.907cm" svg:y2="5.706cm">
          <text:p/>
        </draw:line>
        <draw:line draw:style-name="gr2" draw:text-style-name="P2" draw:layer="layout" svg:x1="2.147cm" svg:y1="5.487cm" svg:x2="1.907cm" svg:y2="5.487cm">
          <text:p/>
        </draw:line>
        <draw:line draw:style-name="gr2" draw:text-style-name="P2" draw:layer="layout" svg:x1="2.387cm" svg:y1="5.268cm" svg:x2="1.907cm" svg:y2="5.268cm">
          <text:p/>
        </draw:line>
        <draw:line draw:style-name="gr2" draw:text-style-name="P2" draw:layer="layout" svg:x1="2.147cm" svg:y1="5.049cm" svg:x2="1.907cm" svg:y2="5.049cm">
          <text:p/>
        </draw:line>
        <draw:line draw:style-name="gr2" draw:text-style-name="P2" draw:layer="layout" svg:x1="2.147cm" svg:y1="4.83cm" svg:x2="1.907cm" svg:y2="4.83cm">
          <text:p/>
        </draw:line>
        <draw:line draw:style-name="gr2" draw:text-style-name="P2" draw:layer="layout" svg:x1="2.147cm" svg:y1="4.611cm" svg:x2="1.907cm" svg:y2="4.611cm">
          <text:p/>
        </draw:line>
        <draw:line draw:style-name="gr2" draw:text-style-name="P2" draw:layer="layout" svg:x1="2.147cm" svg:y1="4.392cm" svg:x2="1.907cm" svg:y2="4.392cm">
          <text:p/>
        </draw:line>
        <draw:line draw:style-name="gr2" draw:text-style-name="P2" draw:layer="layout" svg:x1="2.387cm" svg:y1="4.173cm" svg:x2="1.907cm" svg:y2="4.173cm">
          <text:p/>
        </draw:line>
        <draw:line draw:style-name="gr2" draw:text-style-name="P2" draw:layer="layout" svg:x1="2.147cm" svg:y1="3.954cm" svg:x2="1.907cm" svg:y2="3.954cm">
          <text:p/>
        </draw:line>
        <draw:line draw:style-name="gr2" draw:text-style-name="P2" draw:layer="layout" svg:x1="2.147cm" svg:y1="3.735cm" svg:x2="1.907cm" svg:y2="3.735cm">
          <text:p/>
        </draw:line>
        <draw:line draw:style-name="gr2" draw:text-style-name="P2" draw:layer="layout" svg:x1="2.147cm" svg:y1="3.516cm" svg:x2="1.907cm" svg:y2="3.516cm">
          <text:p/>
        </draw:line>
        <draw:line draw:style-name="gr2" draw:text-style-name="P2" draw:layer="layout" svg:x1="2.147cm" svg:y1="3.297cm" svg:x2="1.907cm" svg:y2="3.297cm">
          <text:p/>
        </draw:line>
        <draw:line draw:style-name="gr2" draw:text-style-name="P2" draw:layer="layout" svg:x1="2.387cm" svg:y1="3.078cm" svg:x2="1.907cm" svg:y2="3.078cm">
          <text:p/>
        </draw:line>
        <draw:line draw:style-name="gr2" draw:text-style-name="P2" draw:layer="layout" svg:x1="2.147cm" svg:y1="2.859cm" svg:x2="1.907cm" svg:y2="2.859cm">
          <text:p/>
        </draw:line>
        <draw:line draw:style-name="gr2" draw:text-style-name="P2" draw:layer="layout" svg:x1="2.147cm" svg:y1="2.64cm" svg:x2="1.907cm" svg:y2="2.64cm">
          <text:p/>
        </draw:line>
        <draw:line draw:style-name="gr2" draw:text-style-name="P2" draw:layer="layout" svg:x1="2.147cm" svg:y1="2.421cm" svg:x2="1.907cm" svg:y2="2.421cm">
          <text:p/>
        </draw:line>
        <draw:line draw:style-name="gr2" draw:text-style-name="P2" draw:layer="layout" svg:x1="2.147cm" svg:y1="2.202cm" svg:x2="1.907cm" svg:y2="2.202cm">
          <text:p/>
        </draw:line>
        <draw:line draw:style-name="gr2" draw:text-style-name="P2" draw:layer="layout" svg:x1="2.387cm" svg:y1="1.983cm" svg:x2="1.907cm" svg:y2="1.983cm">
          <text:p/>
        </draw:line>
        <draw:line draw:style-name="gr2" draw:text-style-name="P2" draw:layer="layout" svg:x1="2.147cm" svg:y1="1.764cm" svg:x2="1.907cm" svg:y2="1.764cm">
          <text:p/>
        </draw:line>
        <draw:line draw:style-name="gr2" draw:text-style-name="P2" draw:layer="layout" svg:x1="2.147cm" svg:y1="1.545cm" svg:x2="1.907cm" svg:y2="1.545cm">
          <text:p/>
        </draw:line>
        <draw:line draw:style-name="gr2" draw:text-style-name="P2" draw:layer="layout" svg:x1="2.147cm" svg:y1="1.326cm" svg:x2="1.907cm" svg:y2="1.326cm">
          <text:p/>
        </draw:line>
        <draw:line draw:style-name="gr2" draw:text-style-name="P2" draw:layer="layout" svg:x1="2.147cm" svg:y1="1.107cm" svg:x2="1.907cm" svg:y2="1.107cm">
          <text:p/>
        </draw:line>
        <draw:line draw:style-name="gr2" draw:text-style-name="P2" draw:layer="layout" svg:x1="2.387cm" svg:y1="0.888cm" svg:x2="1.907cm" svg:y2="0.888cm">
          <text:p/>
        </draw:line>
        <draw:line draw:style-name="gr2" draw:text-style-name="P2" draw:layer="layout" svg:x1="2.387cm" svg:y1="9.647cm" svg:x2="1.907cm" svg:y2="9.647cm">
          <text:p/>
        </draw:line>
        <draw:line draw:style-name="gr2" draw:text-style-name="P3" draw:layer="layout" svg:x1="2.147cm" svg:y1="9.866cm" svg:x2="1.907cm" svg:y2="9.866cm">
          <text:p/>
        </draw:line>
        <draw:line draw:style-name="gr2" draw:text-style-name="P3" draw:layer="layout" svg:x1="2.147cm" svg:y1="10.085cm" svg:x2="1.907cm" svg:y2="10.085cm">
          <text:p/>
        </draw:line>
        <draw:line draw:style-name="gr2" draw:text-style-name="P3" draw:layer="layout" svg:x1="2.147cm" svg:y1="10.304cm" svg:x2="1.907cm" svg:y2="10.304cm">
          <text:p/>
        </draw:line>
        <draw:line draw:style-name="gr2" draw:text-style-name="P3" draw:layer="layout" svg:x1="2.147cm" svg:y1="10.523cm" svg:x2="1.907cm" svg:y2="10.523cm">
          <text:p/>
        </draw:line>
        <draw:line draw:style-name="gr2" draw:text-style-name="P2" draw:layer="layout" svg:x1="2.387cm" svg:y1="0.888cm" svg:x2="1.907cm" svg:y2="0.888cm">
          <text:p/>
        </draw:line>
        <draw:line draw:style-name="gr2" draw:text-style-name="P2" draw:layer="layout" svg:x1="2.147cm" svg:y1="0.669cm" svg:x2="1.907cm" svg:y2="0.669cm">
          <text:p/>
        </draw:line>
        <draw:line draw:style-name="gr2" draw:text-style-name="P2" draw:layer="layout" svg:x1="2.147cm" svg:y1="0.45cm" svg:x2="1.907cm" svg:y2="0.45cm">
          <text:p/>
        </draw:line>
        <draw:frame draw:style-name="gr4" draw:text-style-name="P5" draw:layer="layout" svg:width="0.601cm" svg:height="0.602cm" draw:transform="rotate (1.5707963267949) translate (0.205cm 2.247cm)">
          <draw:text-box>
            <text:p text:style-name="P4"><text:span text:style-name="T1">x</text:span></text:p>
          </draw:text-box>
        </draw:frame>
        <draw:frame draw:style-name="gr4" draw:text-style-name="P5" draw:layer="layout" svg:width="0.601cm" svg:height="0.602cm" svg:x="1.48cm" svg:y="9.434cm">
          <draw:text-box>
            <text:p text:style-name="P4"><text:span text:style-name="T1">4</text:span></text:p>
          </draw:text-box>
        </draw:frame>
        <draw:frame draw:style-name="gr4" draw:text-style-name="P5" draw:layer="layout" svg:width="0.601cm" svg:height="0.601cm" svg:x="1.145cm" svg:y="9.455cm">
          <draw:text-box>
            <text:p text:style-name="P4"><text:span text:style-name="T4">−</text:span></text:p>
          </draw:text-box>
        </draw:frame>
        <draw:frame draw:style-name="gr4" draw:text-style-name="P5" draw:layer="layout" svg:width="0.601cm" svg:height="0.602cm" svg:x="1.48cm" svg:y="8.33cm">
          <draw:text-box>
            <text:p text:style-name="P4"><text:span text:style-name="T1">3</text:span></text:p>
          </draw:text-box>
        </draw:frame>
        <draw:frame draw:style-name="gr4" draw:text-style-name="P5" draw:layer="layout" svg:width="0.601cm" svg:height="0.601cm" svg:x="1.145cm" svg:y="8.352cm">
          <draw:text-box>
            <text:p text:style-name="P4"><text:span text:style-name="T4">−</text:span></text:p>
          </draw:text-box>
        </draw:frame>
        <draw:frame draw:style-name="gr4" draw:text-style-name="P5" draw:layer="layout" svg:width="0.601cm" svg:height="0.602cm" svg:x="1.48cm" svg:y="7.243cm">
          <draw:text-box>
            <text:p text:style-name="P4"><text:span text:style-name="T1">2</text:span></text:p>
          </draw:text-box>
        </draw:frame>
        <draw:frame draw:style-name="gr4" draw:text-style-name="P5" draw:layer="layout" svg:width="0.601cm" svg:height="0.601cm" svg:x="1.145cm" svg:y="7.265cm">
          <draw:text-box>
            <text:p text:style-name="P4"><text:span text:style-name="T4">−</text:span></text:p>
          </draw:text-box>
        </draw:frame>
        <draw:frame draw:style-name="gr4" draw:text-style-name="P5" draw:layer="layout" svg:width="0.601cm" svg:height="0.602cm" svg:x="1.58cm" svg:y="6.156cm">
          <draw:text-box>
            <text:p text:style-name="P4"><text:span text:style-name="T1">1</text:span></text:p>
          </draw:text-box>
        </draw:frame>
        <draw:frame draw:style-name="gr4" draw:text-style-name="P5" draw:layer="layout" svg:width="0.601cm" svg:height="0.601cm" svg:x="1.246cm" svg:y="6.178cm">
          <draw:text-box>
            <text:p text:style-name="P4"><text:span text:style-name="T4">−</text:span></text:p>
          </draw:text-box>
        </draw:frame>
        <draw:frame draw:style-name="gr4" draw:text-style-name="P5" draw:layer="layout" svg:width="0.601cm" svg:height="0.602cm" svg:x="1.48cm" svg:y="5.036cm">
          <draw:text-box>
            <text:p text:style-name="P4"><text:span text:style-name="T1">0</text:span></text:p>
          </draw:text-box>
        </draw:frame>
        <draw:frame draw:style-name="gr4" draw:text-style-name="P5" draw:layer="layout" svg:width="0.601cm" svg:height="0.602cm" svg:x="1.58cm" svg:y="3.966cm">
          <draw:text-box>
            <text:p text:style-name="P4"><text:span text:style-name="T1">1</text:span></text:p>
          </draw:text-box>
        </draw:frame>
        <draw:frame draw:style-name="gr4" draw:text-style-name="P5" draw:layer="layout" svg:width="0.601cm" svg:height="0.602cm" svg:x="1.48cm" svg:y="2.862cm">
          <draw:text-box>
            <text:p text:style-name="P4"><text:span text:style-name="T1">2</text:span></text:p>
          </draw:text-box>
        </draw:frame>
        <draw:frame draw:style-name="gr4" draw:text-style-name="P5" draw:layer="layout" svg:width="0.601cm" svg:height="0.602cm" svg:x="1.48cm" svg:y="1.758cm">
          <draw:text-box>
            <text:p text:style-name="P4"><text:span text:style-name="T1">3</text:span></text:p>
          </draw:text-box>
        </draw:frame>
        <draw:line draw:style-name="gr7" draw:text-style-name="P2" draw:layer="layout" svg:x1="2.479cm" svg:y1="5.477cm" svg:x2="2.479cm" svg:y2="4.557cm">
          <text:p/>
        </draw:line>
        <draw:line draw:style-name="gr7" draw:text-style-name="P2" draw:layer="layout" svg:x1="2.479cm" svg:y1="4.557cm" svg:x2="2.479cm" svg:y2="3.636cm">
          <text:p/>
        </draw:line>
        <draw:line draw:style-name="gr7" draw:text-style-name="P2" draw:layer="layout" svg:x1="1.907cm" svg:y1="4.557cm" svg:x2="2.479cm" svg:y2="4.557cm">
          <text:p/>
        </draw:line>
        <draw:line draw:style-name="gr7" draw:text-style-name="P2" draw:layer="layout" svg:x1="2.479cm" svg:y1="4.557cm" svg:x2="3.05cm" svg:y2="4.557cm">
          <text:p/>
        </draw:line>
        <draw:line draw:style-name="gr2" draw:text-style-name="P2" draw:layer="layout" svg:x1="2.443cm" svg:y1="4.557cm" svg:x2="2.479cm" svg:y2="4.557cm">
          <text:p/>
        </draw:line>
        <draw:line draw:style-name="gr7" draw:text-style-name="P2" draw:layer="layout" svg:x1="3.622cm" svg:y1="6.295cm" svg:x2="3.622cm" svg:y2="5.621cm">
          <text:p/>
        </draw:line>
        <draw:line draw:style-name="gr7" draw:text-style-name="P2" draw:layer="layout" svg:x1="3.622cm" svg:y1="5.621cm" svg:x2="3.622cm" svg:y2="4.946cm">
          <text:p/>
        </draw:line>
        <draw:line draw:style-name="gr7" draw:text-style-name="P2" draw:layer="layout" svg:x1="3.05cm" svg:y1="5.621cm" svg:x2="3.622cm" svg:y2="5.621cm">
          <text:p/>
        </draw:line>
        <draw:line draw:style-name="gr7" draw:text-style-name="P2" draw:layer="layout" svg:x1="3.622cm" svg:y1="5.621cm" svg:x2="4.193cm" svg:y2="5.621cm">
          <text:p/>
        </draw:line>
        <draw:line draw:style-name="gr2" draw:text-style-name="P2" draw:layer="layout" svg:x1="3.586cm" svg:y1="5.621cm" svg:x2="3.622cm" svg:y2="5.621cm">
          <text:p/>
        </draw:line>
        <draw:line draw:style-name="gr7" draw:text-style-name="P2" draw:layer="layout" svg:x1="4.764cm" svg:y1="5.147cm" svg:x2="4.764cm" svg:y2="4.816cm">
          <text:p/>
        </draw:line>
        <draw:line draw:style-name="gr7" draw:text-style-name="P2" draw:layer="layout" svg:x1="4.764cm" svg:y1="4.816cm" svg:x2="4.764cm" svg:y2="4.484cm">
          <text:p/>
        </draw:line>
        <draw:line draw:style-name="gr7" draw:text-style-name="P2" draw:layer="layout" svg:x1="4.193cm" svg:y1="4.816cm" svg:x2="4.764cm" svg:y2="4.816cm">
          <text:p/>
        </draw:line>
        <draw:line draw:style-name="gr7" draw:text-style-name="P2" draw:layer="layout" svg:x1="4.764cm" svg:y1="4.816cm" svg:x2="5.336cm" svg:y2="4.816cm">
          <text:p/>
        </draw:line>
        <draw:line draw:style-name="gr2" draw:text-style-name="P2" draw:layer="layout" svg:x1="4.729cm" svg:y1="4.816cm" svg:x2="4.764cm" svg:y2="4.816cm">
          <text:p/>
        </draw:line>
        <draw:line draw:style-name="gr7" draw:text-style-name="P2" draw:layer="layout" svg:x1="5.907cm" svg:y1="5.575cm" svg:x2="5.907cm" svg:y2="5.262cm">
          <text:p/>
        </draw:line>
        <draw:line draw:style-name="gr7" draw:text-style-name="P2" draw:layer="layout" svg:x1="5.907cm" svg:y1="5.262cm" svg:x2="5.907cm" svg:y2="4.949cm">
          <text:p/>
        </draw:line>
        <draw:line draw:style-name="gr7" draw:text-style-name="P2" draw:layer="layout" svg:x1="5.336cm" svg:y1="5.262cm" svg:x2="5.907cm" svg:y2="5.262cm">
          <text:p/>
        </draw:line>
        <draw:line draw:style-name="gr7" draw:text-style-name="P2" draw:layer="layout" svg:x1="5.907cm" svg:y1="5.262cm" svg:x2="6.479cm" svg:y2="5.262cm">
          <text:p/>
        </draw:line>
        <draw:line draw:style-name="gr2" draw:text-style-name="P2" draw:layer="layout" svg:x1="5.872cm" svg:y1="5.262cm" svg:x2="5.907cm" svg:y2="5.262cm">
          <text:p/>
        </draw:line>
        <draw:line draw:style-name="gr7" draw:text-style-name="P2" draw:layer="layout" svg:x1="7.05cm" svg:y1="5.611cm" svg:x2="7.05cm" svg:y2="5.259cm">
          <text:p/>
        </draw:line>
        <draw:line draw:style-name="gr7" draw:text-style-name="P2" draw:layer="layout" svg:x1="7.05cm" svg:y1="5.259cm" svg:x2="7.05cm" svg:y2="4.907cm">
          <text:p/>
        </draw:line>
        <draw:line draw:style-name="gr7" draw:text-style-name="P2" draw:layer="layout" svg:x1="6.479cm" svg:y1="5.259cm" svg:x2="7.05cm" svg:y2="5.259cm">
          <text:p/>
        </draw:line>
        <draw:line draw:style-name="gr7" draw:text-style-name="P2" draw:layer="layout" svg:x1="7.05cm" svg:y1="5.259cm" svg:x2="7.622cm" svg:y2="5.259cm">
          <text:p/>
        </draw:line>
        <draw:line draw:style-name="gr2" draw:text-style-name="P2" draw:layer="layout" svg:x1="7.015cm" svg:y1="5.259cm" svg:x2="7.05cm" svg:y2="5.259cm">
          <text:p/>
        </draw:line>
        <draw:line draw:style-name="gr7" draw:text-style-name="P2" draw:layer="layout" svg:x1="8.193cm" svg:y1="6.074cm" svg:x2="8.193cm" svg:y2="5.714cm">
          <text:p/>
        </draw:line>
        <draw:line draw:style-name="gr7" draw:text-style-name="P2" draw:layer="layout" svg:x1="8.193cm" svg:y1="5.714cm" svg:x2="8.193cm" svg:y2="5.354cm">
          <text:p/>
        </draw:line>
        <draw:line draw:style-name="gr7" draw:text-style-name="P2" draw:layer="layout" svg:x1="7.622cm" svg:y1="5.714cm" svg:x2="8.193cm" svg:y2="5.714cm">
          <text:p/>
        </draw:line>
        <draw:line draw:style-name="gr7" draw:text-style-name="P2" draw:layer="layout" svg:x1="8.193cm" svg:y1="5.714cm" svg:x2="8.764cm" svg:y2="5.714cm">
          <text:p/>
        </draw:line>
        <draw:line draw:style-name="gr2" draw:text-style-name="P2" draw:layer="layout" svg:x1="8.158cm" svg:y1="5.714cm" svg:x2="8.193cm" svg:y2="5.714cm">
          <text:p/>
        </draw:line>
        <draw:line draw:style-name="gr7" draw:text-style-name="P2" draw:layer="layout" svg:x1="9.336cm" svg:y1="8.148cm" svg:x2="9.336cm" svg:y2="7.299cm">
          <text:p/>
        </draw:line>
        <draw:line draw:style-name="gr7" draw:text-style-name="P2" draw:layer="layout" svg:x1="9.336cm" svg:y1="7.299cm" svg:x2="9.336cm" svg:y2="6.449cm">
          <text:p/>
        </draw:line>
        <draw:line draw:style-name="gr7" draw:text-style-name="P2" draw:layer="layout" svg:x1="8.764cm" svg:y1="7.299cm" svg:x2="9.336cm" svg:y2="7.299cm">
          <text:p/>
        </draw:line>
        <draw:line draw:style-name="gr7" draw:text-style-name="P2" draw:layer="layout" svg:x1="9.336cm" svg:y1="7.299cm" svg:x2="9.907cm" svg:y2="7.299cm">
          <text:p/>
        </draw:line>
        <draw:line draw:style-name="gr2" draw:text-style-name="P2" draw:layer="layout" svg:x1="9.301cm" svg:y1="7.299cm" svg:x2="9.336cm" svg:y2="7.299cm">
          <text:p/>
        </draw:line>
        <draw:line draw:style-name="gr7" draw:text-style-name="P2" draw:layer="layout" svg:x1="10.479cm" svg:y1="5.711cm" svg:x2="10.479cm" svg:y2="5.196cm">
          <text:p/>
        </draw:line>
        <draw:line draw:style-name="gr7" draw:text-style-name="P2" draw:layer="layout" svg:x1="10.479cm" svg:y1="5.196cm" svg:x2="10.479cm" svg:y2="4.681cm">
          <text:p/>
        </draw:line>
        <draw:line draw:style-name="gr7" draw:text-style-name="P2" draw:layer="layout" svg:x1="9.907cm" svg:y1="5.196cm" svg:x2="10.479cm" svg:y2="5.196cm">
          <text:p/>
        </draw:line>
        <draw:line draw:style-name="gr7" draw:text-style-name="P2" draw:layer="layout" svg:x1="10.479cm" svg:y1="5.196cm" svg:x2="11.05cm" svg:y2="5.196cm">
          <text:p/>
        </draw:line>
        <draw:line draw:style-name="gr2" draw:text-style-name="P2" draw:layer="layout" svg:x1="10.444cm" svg:y1="5.196cm" svg:x2="10.479cm" svg:y2="5.196cm">
          <text:p/>
        </draw:line>
        <draw:line draw:style-name="gr7" draw:text-style-name="P2" draw:layer="layout" svg:x1="11.622cm" svg:y1="5.778cm" svg:x2="11.622cm" svg:y2="5.385cm">
          <text:p/>
        </draw:line>
        <draw:line draw:style-name="gr7" draw:text-style-name="P2" draw:layer="layout" svg:x1="11.622cm" svg:y1="5.385cm" svg:x2="11.622cm" svg:y2="4.992cm">
          <text:p/>
        </draw:line>
        <draw:line draw:style-name="gr7" draw:text-style-name="P2" draw:layer="layout" svg:x1="11.05cm" svg:y1="5.385cm" svg:x2="11.622cm" svg:y2="5.385cm">
          <text:p/>
        </draw:line>
        <draw:line draw:style-name="gr7" draw:text-style-name="P2" draw:layer="layout" svg:x1="11.622cm" svg:y1="5.385cm" svg:x2="12.193cm" svg:y2="5.385cm">
          <text:p/>
        </draw:line>
        <draw:line draw:style-name="gr2" draw:text-style-name="P2" draw:layer="layout" svg:x1="11.586cm" svg:y1="5.385cm" svg:x2="11.622cm" svg:y2="5.385cm">
          <text:p/>
        </draw:line>
        <draw:line draw:style-name="gr7" draw:text-style-name="P2" draw:layer="layout" svg:x1="12.764cm" svg:y1="5.785cm" svg:x2="12.764cm" svg:y2="5.196cm">
          <text:p/>
        </draw:line>
        <draw:line draw:style-name="gr7" draw:text-style-name="P2" draw:layer="layout" svg:x1="12.764cm" svg:y1="5.196cm" svg:x2="12.764cm" svg:y2="4.607cm">
          <text:p/>
        </draw:line>
        <draw:line draw:style-name="gr7" draw:text-style-name="P2" draw:layer="layout" svg:x1="12.193cm" svg:y1="5.196cm" svg:x2="12.764cm" svg:y2="5.196cm">
          <text:p/>
        </draw:line>
        <draw:line draw:style-name="gr7" draw:text-style-name="P2" draw:layer="layout" svg:x1="12.764cm" svg:y1="5.196cm" svg:x2="13.336cm" svg:y2="5.196cm">
          <text:p/>
        </draw:line>
        <draw:line draw:style-name="gr2" draw:text-style-name="P2" draw:layer="layout" svg:x1="12.729cm" svg:y1="5.196cm" svg:x2="12.764cm" svg:y2="5.196cm">
          <text:p/>
        </draw:line>
        <draw:line draw:style-name="gr7" draw:text-style-name="P2" draw:layer="layout" svg:x1="13.907cm" svg:y1="6.168cm" svg:x2="13.907cm" svg:y2="5.773cm">
          <text:p/>
        </draw:line>
        <draw:line draw:style-name="gr7" draw:text-style-name="P2" draw:layer="layout" svg:x1="13.907cm" svg:y1="5.773cm" svg:x2="13.907cm" svg:y2="5.378cm">
          <text:p/>
        </draw:line>
        <draw:line draw:style-name="gr7" draw:text-style-name="P2" draw:layer="layout" svg:x1="13.336cm" svg:y1="5.773cm" svg:x2="13.907cm" svg:y2="5.773cm">
          <text:p/>
        </draw:line>
        <draw:line draw:style-name="gr7" draw:text-style-name="P2" draw:layer="layout" svg:x1="13.907cm" svg:y1="5.773cm" svg:x2="14.479cm" svg:y2="5.773cm">
          <text:p/>
        </draw:line>
        <draw:line draw:style-name="gr2" draw:text-style-name="P2" draw:layer="layout" svg:x1="13.872cm" svg:y1="5.773cm" svg:x2="13.907cm" svg:y2="5.773cm">
          <text:p/>
        </draw:line>
        <draw:line draw:style-name="gr7" draw:text-style-name="P2" draw:layer="layout" svg:x1="15.05cm" svg:y1="5.306cm" svg:x2="15.05cm" svg:y2="5.033cm">
          <text:p/>
        </draw:line>
        <draw:line draw:style-name="gr7" draw:text-style-name="P2" draw:layer="layout" svg:x1="15.05cm" svg:y1="5.033cm" svg:x2="15.05cm" svg:y2="4.76cm">
          <text:p/>
        </draw:line>
        <draw:line draw:style-name="gr7" draw:text-style-name="P2" draw:layer="layout" svg:x1="14.479cm" svg:y1="5.033cm" svg:x2="15.05cm" svg:y2="5.033cm">
          <text:p/>
        </draw:line>
        <draw:line draw:style-name="gr7" draw:text-style-name="P2" draw:layer="layout" svg:x1="15.05cm" svg:y1="5.033cm" svg:x2="15.622cm" svg:y2="5.033cm">
          <text:p/>
        </draw:line>
        <draw:line draw:style-name="gr2" draw:text-style-name="P2" draw:layer="layout" svg:x1="15.015cm" svg:y1="5.033cm" svg:x2="15.05cm" svg:y2="5.033cm">
          <text:p/>
        </draw:line>
        <draw:line draw:style-name="gr7" draw:text-style-name="P2" draw:layer="layout" svg:x1="16.193cm" svg:y1="5.817cm" svg:x2="16.193cm" svg:y2="5.526cm">
          <text:p/>
        </draw:line>
        <draw:line draw:style-name="gr7" draw:text-style-name="P2" draw:layer="layout" svg:x1="16.193cm" svg:y1="5.526cm" svg:x2="16.193cm" svg:y2="5.234cm">
          <text:p/>
        </draw:line>
        <draw:line draw:style-name="gr7" draw:text-style-name="P2" draw:layer="layout" svg:x1="15.622cm" svg:y1="5.526cm" svg:x2="16.193cm" svg:y2="5.526cm">
          <text:p/>
        </draw:line>
        <draw:line draw:style-name="gr7" draw:text-style-name="P2" draw:layer="layout" svg:x1="16.193cm" svg:y1="5.526cm" svg:x2="16.764cm" svg:y2="5.526cm">
          <text:p/>
        </draw:line>
        <draw:line draw:style-name="gr2" draw:text-style-name="P2" draw:layer="layout" svg:x1="16.158cm" svg:y1="5.526cm" svg:x2="16.193cm" svg:y2="5.526cm">
          <text:p/>
        </draw:line>
        <draw:line draw:style-name="gr7" draw:text-style-name="P2" draw:layer="layout" svg:x1="17.336cm" svg:y1="5.371cm" svg:x2="17.336cm" svg:y2="5.043cm">
          <text:p/>
        </draw:line>
        <draw:line draw:style-name="gr7" draw:text-style-name="P2" draw:layer="layout" svg:x1="17.336cm" svg:y1="5.043cm" svg:x2="17.336cm" svg:y2="4.716cm">
          <text:p/>
        </draw:line>
        <draw:line draw:style-name="gr7" draw:text-style-name="P2" draw:layer="layout" svg:x1="16.764cm" svg:y1="5.043cm" svg:x2="17.336cm" svg:y2="5.043cm">
          <text:p/>
        </draw:line>
        <draw:line draw:style-name="gr7" draw:text-style-name="P2" draw:layer="layout" svg:x1="17.336cm" svg:y1="5.043cm" svg:x2="17.907cm" svg:y2="5.043cm">
          <text:p/>
        </draw:line>
        <draw:line draw:style-name="gr2" draw:text-style-name="P2" draw:layer="layout" svg:x1="17.301cm" svg:y1="5.043cm" svg:x2="17.336cm" svg:y2="5.043cm">
          <text:p/>
        </draw:line>
        <draw:polyline draw:style-name="gr8" draw:text-style-name="P2" draw:layer="layout" svg:width="7.839cm" svg:height="0cm" svg:x="1.987cm" svg:y="5.302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8" draw:text-style-name="P2" draw:layer="layout" svg:width="7.839cm" svg:height="0cm" svg:x="9.827cm" svg:y="5.302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8" draw:text-style-name="P2" draw:layer="layout" svg:x1="17.667cm" svg:y1="5.302cm" svg:x2="17.827cm" svg:y2="5.302cm">
          <text:p/>
        </draw:line>
        <draw:line draw:style-name="gr9" draw:text-style-name="P2" draw:layer="layout" svg:x1="2.479cm" svg:y1="7.669cm" svg:x2="2.479cm" svg:y2="6.697cm">
          <text:p/>
        </draw:line>
        <draw:line draw:style-name="gr9" draw:text-style-name="P2" draw:layer="layout" svg:x1="2.479cm" svg:y1="6.697cm" svg:x2="2.479cm" svg:y2="5.725cm">
          <text:p/>
        </draw:line>
        <draw:line draw:style-name="gr9" draw:text-style-name="P2" draw:layer="layout" svg:x1="1.907cm" svg:y1="6.697cm" svg:x2="2.479cm" svg:y2="6.697cm">
          <text:p/>
        </draw:line>
        <draw:line draw:style-name="gr9" draw:text-style-name="P2" draw:layer="layout" svg:x1="2.479cm" svg:y1="6.697cm" svg:x2="3.05cm" svg:y2="6.697cm">
          <text:p/>
        </draw:line>
        <draw:line draw:style-name="gr2" draw:text-style-name="P2" draw:layer="layout" svg:x1="2.443cm" svg:y1="6.697cm" svg:x2="2.479cm" svg:y2="6.697cm">
          <text:p/>
        </draw:line>
        <draw:line draw:style-name="gr9" draw:text-style-name="P2" draw:layer="layout" svg:x1="3.622cm" svg:y1="9.81cm" svg:x2="3.622cm" svg:y2="9.082cm">
          <text:p/>
        </draw:line>
        <draw:line draw:style-name="gr9" draw:text-style-name="P2" draw:layer="layout" svg:x1="3.622cm" svg:y1="9.082cm" svg:x2="3.622cm" svg:y2="8.353cm">
          <text:p/>
        </draw:line>
        <draw:line draw:style-name="gr9" draw:text-style-name="P2" draw:layer="layout" svg:x1="3.05cm" svg:y1="9.082cm" svg:x2="3.622cm" svg:y2="9.082cm">
          <text:p/>
        </draw:line>
        <draw:line draw:style-name="gr9" draw:text-style-name="P2" draw:layer="layout" svg:x1="3.622cm" svg:y1="9.082cm" svg:x2="4.193cm" svg:y2="9.082cm">
          <text:p/>
        </draw:line>
        <draw:line draw:style-name="gr2" draw:text-style-name="P2" draw:layer="layout" svg:x1="3.586cm" svg:y1="9.082cm" svg:x2="3.622cm" svg:y2="9.082cm">
          <text:p/>
        </draw:line>
        <draw:line draw:style-name="gr9" draw:text-style-name="P2" draw:layer="layout" svg:x1="4.764cm" svg:y1="8.944cm" svg:x2="4.764cm" svg:y2="8.608cm">
          <text:p/>
        </draw:line>
        <draw:line draw:style-name="gr9" draw:text-style-name="P2" draw:layer="layout" svg:x1="4.764cm" svg:y1="8.608cm" svg:x2="4.764cm" svg:y2="8.272cm">
          <text:p/>
        </draw:line>
        <draw:line draw:style-name="gr9" draw:text-style-name="P2" draw:layer="layout" svg:x1="4.193cm" svg:y1="8.608cm" svg:x2="4.764cm" svg:y2="8.608cm">
          <text:p/>
        </draw:line>
        <draw:line draw:style-name="gr9" draw:text-style-name="P2" draw:layer="layout" svg:x1="4.764cm" svg:y1="8.608cm" svg:x2="5.336cm" svg:y2="8.608cm">
          <text:p/>
        </draw:line>
        <draw:line draw:style-name="gr2" draw:text-style-name="P2" draw:layer="layout" svg:x1="4.729cm" svg:y1="8.608cm" svg:x2="4.764cm" svg:y2="8.608cm">
          <text:p/>
        </draw:line>
        <draw:line draw:style-name="gr9" draw:text-style-name="P2" draw:layer="layout" svg:x1="5.907cm" svg:y1="8.679cm" svg:x2="5.907cm" svg:y2="8.36cm">
          <text:p/>
        </draw:line>
        <draw:line draw:style-name="gr9" draw:text-style-name="P2" draw:layer="layout" svg:x1="5.907cm" svg:y1="8.36cm" svg:x2="5.907cm" svg:y2="8.042cm">
          <text:p/>
        </draw:line>
        <draw:line draw:style-name="gr9" draw:text-style-name="P2" draw:layer="layout" svg:x1="5.336cm" svg:y1="8.36cm" svg:x2="5.907cm" svg:y2="8.36cm">
          <text:p/>
        </draw:line>
        <draw:line draw:style-name="gr9" draw:text-style-name="P2" draw:layer="layout" svg:x1="5.907cm" svg:y1="8.36cm" svg:x2="6.479cm" svg:y2="8.36cm">
          <text:p/>
        </draw:line>
        <draw:line draw:style-name="gr2" draw:text-style-name="P2" draw:layer="layout" svg:x1="5.872cm" svg:y1="8.36cm" svg:x2="5.907cm" svg:y2="8.36cm">
          <text:p/>
        </draw:line>
        <draw:line draw:style-name="gr9" draw:text-style-name="P2" draw:layer="layout" svg:x1="7.05cm" svg:y1="9.096cm" svg:x2="7.05cm" svg:y2="8.744cm">
          <text:p/>
        </draw:line>
        <draw:line draw:style-name="gr9" draw:text-style-name="P2" draw:layer="layout" svg:x1="7.05cm" svg:y1="8.744cm" svg:x2="7.05cm" svg:y2="8.392cm">
          <text:p/>
        </draw:line>
        <draw:line draw:style-name="gr9" draw:text-style-name="P2" draw:layer="layout" svg:x1="6.479cm" svg:y1="8.744cm" svg:x2="7.05cm" svg:y2="8.744cm">
          <text:p/>
        </draw:line>
        <draw:line draw:style-name="gr9" draw:text-style-name="P2" draw:layer="layout" svg:x1="7.05cm" svg:y1="8.744cm" svg:x2="7.622cm" svg:y2="8.744cm">
          <text:p/>
        </draw:line>
        <draw:line draw:style-name="gr2" draw:text-style-name="P2" draw:layer="layout" svg:x1="7.015cm" svg:y1="8.744cm" svg:x2="7.05cm" svg:y2="8.744cm">
          <text:p/>
        </draw:line>
        <draw:line draw:style-name="gr9" draw:text-style-name="P2" draw:layer="layout" svg:x1="8.193cm" svg:y1="8.807cm" svg:x2="8.193cm" svg:y2="8.45cm">
          <text:p/>
        </draw:line>
        <draw:line draw:style-name="gr9" draw:text-style-name="P2" draw:layer="layout" svg:x1="8.193cm" svg:y1="8.45cm" svg:x2="8.193cm" svg:y2="8.093cm">
          <text:p/>
        </draw:line>
        <draw:line draw:style-name="gr9" draw:text-style-name="P2" draw:layer="layout" svg:x1="7.622cm" svg:y1="8.45cm" svg:x2="8.193cm" svg:y2="8.45cm">
          <text:p/>
        </draw:line>
        <draw:line draw:style-name="gr9" draw:text-style-name="P2" draw:layer="layout" svg:x1="8.193cm" svg:y1="8.45cm" svg:x2="8.764cm" svg:y2="8.45cm">
          <text:p/>
        </draw:line>
        <draw:line draw:style-name="gr2" draw:text-style-name="P2" draw:layer="layout" svg:x1="8.158cm" svg:y1="8.45cm" svg:x2="8.193cm" svg:y2="8.45cm">
          <text:p/>
        </draw:line>
        <draw:line draw:style-name="gr9" draw:text-style-name="P2" draw:layer="layout" svg:x1="9.336cm" svg:y1="9.095cm" svg:x2="9.336cm" svg:y2="8.229cm">
          <text:p/>
        </draw:line>
        <draw:line draw:style-name="gr9" draw:text-style-name="P2" draw:layer="layout" svg:x1="9.336cm" svg:y1="8.229cm" svg:x2="9.336cm" svg:y2="7.364cm">
          <text:p/>
        </draw:line>
        <draw:line draw:style-name="gr9" draw:text-style-name="P2" draw:layer="layout" svg:x1="8.764cm" svg:y1="8.229cm" svg:x2="9.336cm" svg:y2="8.229cm">
          <text:p/>
        </draw:line>
        <draw:line draw:style-name="gr9" draw:text-style-name="P2" draw:layer="layout" svg:x1="9.336cm" svg:y1="8.229cm" svg:x2="9.907cm" svg:y2="8.229cm">
          <text:p/>
        </draw:line>
        <draw:line draw:style-name="gr2" draw:text-style-name="P2" draw:layer="layout" svg:x1="9.301cm" svg:y1="8.229cm" svg:x2="9.336cm" svg:y2="8.229cm">
          <text:p/>
        </draw:line>
        <draw:line draw:style-name="gr9" draw:text-style-name="P2" draw:layer="layout" svg:x1="10.479cm" svg:y1="8.565cm" svg:x2="10.479cm" svg:y2="8.054cm">
          <text:p/>
        </draw:line>
        <draw:line draw:style-name="gr9" draw:text-style-name="P2" draw:layer="layout" svg:x1="10.479cm" svg:y1="8.054cm" svg:x2="10.479cm" svg:y2="7.543cm">
          <text:p/>
        </draw:line>
        <draw:line draw:style-name="gr9" draw:text-style-name="P2" draw:layer="layout" svg:x1="9.907cm" svg:y1="8.054cm" svg:x2="10.479cm" svg:y2="8.054cm">
          <text:p/>
        </draw:line>
        <draw:line draw:style-name="gr9" draw:text-style-name="P2" draw:layer="layout" svg:x1="10.479cm" svg:y1="8.054cm" svg:x2="11.05cm" svg:y2="8.054cm">
          <text:p/>
        </draw:line>
        <draw:line draw:style-name="gr2" draw:text-style-name="P2" draw:layer="layout" svg:x1="10.444cm" svg:y1="8.054cm" svg:x2="10.479cm" svg:y2="8.054cm">
          <text:p/>
        </draw:line>
        <draw:line draw:style-name="gr9" draw:text-style-name="P2" draw:layer="layout" svg:x1="11.622cm" svg:y1="8.903cm" svg:x2="11.622cm" svg:y2="8.516cm">
          <text:p/>
        </draw:line>
        <draw:line draw:style-name="gr9" draw:text-style-name="P2" draw:layer="layout" svg:x1="11.622cm" svg:y1="8.516cm" svg:x2="11.622cm" svg:y2="8.129cm">
          <text:p/>
        </draw:line>
        <draw:line draw:style-name="gr9" draw:text-style-name="P2" draw:layer="layout" svg:x1="11.05cm" svg:y1="8.516cm" svg:x2="11.622cm" svg:y2="8.516cm">
          <text:p/>
        </draw:line>
        <draw:line draw:style-name="gr9" draw:text-style-name="P2" draw:layer="layout" svg:x1="11.622cm" svg:y1="8.516cm" svg:x2="12.193cm" svg:y2="8.516cm">
          <text:p/>
        </draw:line>
        <draw:line draw:style-name="gr2" draw:text-style-name="P2" draw:layer="layout" svg:x1="11.586cm" svg:y1="8.516cm" svg:x2="11.622cm" svg:y2="8.516cm">
          <text:p/>
        </draw:line>
        <draw:line draw:style-name="gr9" draw:text-style-name="P2" draw:layer="layout" svg:x1="12.764cm" svg:y1="10.009cm" svg:x2="12.764cm" svg:y2="9.42cm">
          <text:p/>
        </draw:line>
        <draw:line draw:style-name="gr9" draw:text-style-name="P2" draw:layer="layout" svg:x1="12.764cm" svg:y1="9.42cm" svg:x2="12.764cm" svg:y2="8.831cm">
          <text:p/>
        </draw:line>
        <draw:line draw:style-name="gr9" draw:text-style-name="P2" draw:layer="layout" svg:x1="12.193cm" svg:y1="9.42cm" svg:x2="12.764cm" svg:y2="9.42cm">
          <text:p/>
        </draw:line>
        <draw:line draw:style-name="gr9" draw:text-style-name="P2" draw:layer="layout" svg:x1="12.764cm" svg:y1="9.42cm" svg:x2="13.336cm" svg:y2="9.42cm">
          <text:p/>
        </draw:line>
        <draw:line draw:style-name="gr2" draw:text-style-name="P2" draw:layer="layout" svg:x1="12.729cm" svg:y1="9.42cm" svg:x2="12.764cm" svg:y2="9.42cm">
          <text:p/>
        </draw:line>
        <draw:line draw:style-name="gr9" draw:text-style-name="P2" draw:layer="layout" svg:x1="13.907cm" svg:y1="8.425cm" svg:x2="13.907cm" svg:y2="8.036cm">
          <text:p/>
        </draw:line>
        <draw:line draw:style-name="gr9" draw:text-style-name="P2" draw:layer="layout" svg:x1="13.907cm" svg:y1="8.036cm" svg:x2="13.907cm" svg:y2="7.646cm">
          <text:p/>
        </draw:line>
        <draw:line draw:style-name="gr9" draw:text-style-name="P2" draw:layer="layout" svg:x1="13.336cm" svg:y1="8.036cm" svg:x2="13.907cm" svg:y2="8.036cm">
          <text:p/>
        </draw:line>
        <draw:line draw:style-name="gr9" draw:text-style-name="P2" draw:layer="layout" svg:x1="13.907cm" svg:y1="8.036cm" svg:x2="14.479cm" svg:y2="8.036cm">
          <text:p/>
        </draw:line>
        <draw:line draw:style-name="gr2" draw:text-style-name="P2" draw:layer="layout" svg:x1="13.872cm" svg:y1="8.036cm" svg:x2="13.907cm" svg:y2="8.036cm">
          <text:p/>
        </draw:line>
        <draw:line draw:style-name="gr9" draw:text-style-name="P2" draw:layer="layout" svg:x1="15.05cm" svg:y1="8.805cm" svg:x2="15.05cm" svg:y2="8.523cm">
          <text:p/>
        </draw:line>
        <draw:line draw:style-name="gr9" draw:text-style-name="P2" draw:layer="layout" svg:x1="15.05cm" svg:y1="8.523cm" svg:x2="15.05cm" svg:y2="8.241cm">
          <text:p/>
        </draw:line>
        <draw:line draw:style-name="gr9" draw:text-style-name="P2" draw:layer="layout" svg:x1="14.479cm" svg:y1="8.523cm" svg:x2="15.05cm" svg:y2="8.523cm">
          <text:p/>
        </draw:line>
        <draw:line draw:style-name="gr9" draw:text-style-name="P2" draw:layer="layout" svg:x1="15.05cm" svg:y1="8.523cm" svg:x2="15.622cm" svg:y2="8.523cm">
          <text:p/>
        </draw:line>
        <draw:line draw:style-name="gr2" draw:text-style-name="P2" draw:layer="layout" svg:x1="15.015cm" svg:y1="8.523cm" svg:x2="15.05cm" svg:y2="8.523cm">
          <text:p/>
        </draw:line>
        <draw:line draw:style-name="gr9" draw:text-style-name="P2" draw:layer="layout" svg:x1="16.193cm" svg:y1="8.923cm" svg:x2="16.193cm" svg:y2="8.625cm">
          <text:p/>
        </draw:line>
        <draw:line draw:style-name="gr9" draw:text-style-name="P2" draw:layer="layout" svg:x1="16.193cm" svg:y1="8.625cm" svg:x2="16.193cm" svg:y2="8.328cm">
          <text:p/>
        </draw:line>
        <draw:line draw:style-name="gr9" draw:text-style-name="P2" draw:layer="layout" svg:x1="15.622cm" svg:y1="8.625cm" svg:x2="16.193cm" svg:y2="8.625cm">
          <text:p/>
        </draw:line>
        <draw:line draw:style-name="gr9" draw:text-style-name="P2" draw:layer="layout" svg:x1="16.193cm" svg:y1="8.625cm" svg:x2="16.764cm" svg:y2="8.625cm">
          <text:p/>
        </draw:line>
        <draw:line draw:style-name="gr2" draw:text-style-name="P2" draw:layer="layout" svg:x1="16.158cm" svg:y1="8.625cm" svg:x2="16.193cm" svg:y2="8.625cm">
          <text:p/>
        </draw:line>
        <draw:line draw:style-name="gr9" draw:text-style-name="P2" draw:layer="layout" svg:x1="17.336cm" svg:y1="8.937cm" svg:x2="17.336cm" svg:y2="8.599cm">
          <text:p/>
        </draw:line>
        <draw:line draw:style-name="gr9" draw:text-style-name="P2" draw:layer="layout" svg:x1="17.336cm" svg:y1="8.599cm" svg:x2="17.336cm" svg:y2="8.26cm">
          <text:p/>
        </draw:line>
        <draw:line draw:style-name="gr9" draw:text-style-name="P2" draw:layer="layout" svg:x1="16.764cm" svg:y1="8.599cm" svg:x2="17.336cm" svg:y2="8.599cm">
          <text:p/>
        </draw:line>
        <draw:line draw:style-name="gr9" draw:text-style-name="P2" draw:layer="layout" svg:x1="17.336cm" svg:y1="8.599cm" svg:x2="17.907cm" svg:y2="8.599cm">
          <text:p/>
        </draw:line>
        <draw:line draw:style-name="gr2" draw:text-style-name="P2" draw:layer="layout" svg:x1="17.301cm" svg:y1="8.599cm" svg:x2="17.336cm" svg:y2="8.599cm">
          <text:p/>
        </draw:line>
        <draw:polyline draw:style-name="gr10" draw:text-style-name="P2" draw:layer="layout" svg:width="7.839cm" svg:height="0cm" svg:x="1.987cm" svg:y="8.506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10" draw:text-style-name="P2" draw:layer="layout" svg:width="7.839cm" svg:height="0cm" svg:x="9.827cm" svg:y="8.506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10" draw:text-style-name="P2" draw:layer="layout" svg:x1="17.667cm" svg:y1="8.506cm" svg:x2="17.827cm" svg:y2="8.506cm">
          <text:p/>
        </draw:line>
        <draw:line draw:style-name="gr2" draw:text-style-name="P3" draw:layer="layout" svg:x1="1.907cm" svg:y1="10.655cm" svg:x2="17.907cm" svg:y2="10.655cm">
          <text:p/>
        </draw:line>
        <draw:line draw:style-name="gr2" draw:text-style-name="P3" draw:layer="layout" svg:x1="1.907cm" svg:y1="10.345cm" svg:x2="1.907cm" svg:y2="10.655cm">
          <text:p/>
        </draw:line>
        <draw:line draw:style-name="gr2" draw:text-style-name="P3" draw:layer="layout" svg:x1="3.05cm" svg:y1="10.345cm" svg:x2="3.05cm" svg:y2="10.655cm">
          <text:p/>
        </draw:line>
        <draw:line draw:style-name="gr2" draw:text-style-name="P3" draw:layer="layout" svg:x1="4.193cm" svg:y1="10.345cm" svg:x2="4.193cm" svg:y2="10.655cm">
          <text:p/>
        </draw:line>
        <draw:line draw:style-name="gr2" draw:text-style-name="P3" draw:layer="layout" svg:x1="5.336cm" svg:y1="10.345cm" svg:x2="5.336cm" svg:y2="10.655cm">
          <text:p/>
        </draw:line>
        <draw:line draw:style-name="gr2" draw:text-style-name="P3" draw:layer="layout" svg:x1="6.479cm" svg:y1="10.345cm" svg:x2="6.479cm" svg:y2="10.655cm">
          <text:p/>
        </draw:line>
        <draw:line draw:style-name="gr2" draw:text-style-name="P3" draw:layer="layout" svg:x1="7.622cm" svg:y1="10.345cm" svg:x2="7.622cm" svg:y2="10.655cm">
          <text:p/>
        </draw:line>
        <draw:line draw:style-name="gr2" draw:text-style-name="P3" draw:layer="layout" svg:x1="8.764cm" svg:y1="10.345cm" svg:x2="8.764cm" svg:y2="10.655cm">
          <text:p/>
        </draw:line>
        <draw:line draw:style-name="gr2" draw:text-style-name="P3" draw:layer="layout" svg:x1="9.907cm" svg:y1="10.345cm" svg:x2="9.907cm" svg:y2="10.655cm">
          <text:p/>
        </draw:line>
        <draw:line draw:style-name="gr2" draw:text-style-name="P3" draw:layer="layout" svg:x1="11.05cm" svg:y1="10.345cm" svg:x2="11.05cm" svg:y2="10.655cm">
          <text:p/>
        </draw:line>
        <draw:line draw:style-name="gr2" draw:text-style-name="P3" draw:layer="layout" svg:x1="12.193cm" svg:y1="10.345cm" svg:x2="12.193cm" svg:y2="10.655cm">
          <text:p/>
        </draw:line>
        <draw:line draw:style-name="gr2" draw:text-style-name="P3" draw:layer="layout" svg:x1="13.336cm" svg:y1="10.345cm" svg:x2="13.336cm" svg:y2="10.655cm">
          <text:p/>
        </draw:line>
        <draw:line draw:style-name="gr2" draw:text-style-name="P3" draw:layer="layout" svg:x1="14.479cm" svg:y1="10.345cm" svg:x2="14.479cm" svg:y2="10.655cm">
          <text:p/>
        </draw:line>
        <draw:line draw:style-name="gr2" draw:text-style-name="P3" draw:layer="layout" svg:x1="15.622cm" svg:y1="10.345cm" svg:x2="15.622cm" svg:y2="10.655cm">
          <text:p/>
        </draw:line>
        <draw:line draw:style-name="gr2" draw:text-style-name="P3" draw:layer="layout" svg:x1="16.764cm" svg:y1="10.345cm" svg:x2="16.764cm" svg:y2="10.655cm">
          <text:p/>
        </draw:line>
        <draw:line draw:style-name="gr2" draw:text-style-name="P3" draw:layer="layout" svg:x1="17.907cm" svg:y1="10.345cm" svg:x2="17.907cm" svg:y2="10.655cm">
          <text:p/>
        </draw:line>
        <draw:line draw:style-name="gr2" draw:text-style-name="P2" draw:layer="layout" svg:x1="1.907cm" svg:y1="10.655cm" svg:x2="1.907cm" svg:y2="0.327cm">
          <text:p/>
        </draw:line>
        <draw:line draw:style-name="gr2" draw:text-style-name="P2" draw:layer="layout" svg:x1="2.387cm" svg:y1="9.647cm" svg:x2="1.907cm" svg:y2="9.647cm">
          <text:p/>
        </draw:line>
        <draw:line draw:style-name="gr2" draw:text-style-name="P2" draw:layer="layout" svg:x1="2.147cm" svg:y1="9.428cm" svg:x2="1.907cm" svg:y2="9.428cm">
          <text:p/>
        </draw:line>
        <draw:line draw:style-name="gr2" draw:text-style-name="P2" draw:layer="layout" svg:x1="2.147cm" svg:y1="9.209cm" svg:x2="1.907cm" svg:y2="9.209cm">
          <text:p/>
        </draw:line>
        <draw:line draw:style-name="gr2" draw:text-style-name="P2" draw:layer="layout" svg:x1="2.147cm" svg:y1="8.99cm" svg:x2="1.907cm" svg:y2="8.99cm">
          <text:p/>
        </draw:line>
        <draw:line draw:style-name="gr2" draw:text-style-name="P2" draw:layer="layout" svg:x1="2.147cm" svg:y1="8.771cm" svg:x2="1.907cm" svg:y2="8.771cm">
          <text:p/>
        </draw:line>
        <draw:line draw:style-name="gr2" draw:text-style-name="P2" draw:layer="layout" svg:x1="2.387cm" svg:y1="8.552cm" svg:x2="1.907cm" svg:y2="8.552cm">
          <text:p/>
        </draw:line>
        <draw:line draw:style-name="gr2" draw:text-style-name="P2" draw:layer="layout" svg:x1="2.147cm" svg:y1="8.333cm" svg:x2="1.907cm" svg:y2="8.333cm">
          <text:p/>
        </draw:line>
        <draw:line draw:style-name="gr2" draw:text-style-name="P2" draw:layer="layout" svg:x1="2.147cm" svg:y1="8.114cm" svg:x2="1.907cm" svg:y2="8.114cm">
          <text:p/>
        </draw:line>
        <draw:line draw:style-name="gr2" draw:text-style-name="P2" draw:layer="layout" svg:x1="2.147cm" svg:y1="7.895cm" svg:x2="1.907cm" svg:y2="7.895cm">
          <text:p/>
        </draw:line>
        <draw:line draw:style-name="gr2" draw:text-style-name="P2" draw:layer="layout" svg:x1="2.147cm" svg:y1="7.676cm" svg:x2="1.907cm" svg:y2="7.676cm">
          <text:p/>
        </draw:line>
        <draw:line draw:style-name="gr2" draw:text-style-name="P2" draw:layer="layout" svg:x1="2.387cm" svg:y1="7.457cm" svg:x2="1.907cm" svg:y2="7.457cm">
          <text:p/>
        </draw:line>
        <draw:line draw:style-name="gr2" draw:text-style-name="P2" draw:layer="layout" svg:x1="2.147cm" svg:y1="7.238cm" svg:x2="1.907cm" svg:y2="7.238cm">
          <text:p/>
        </draw:line>
        <draw:line draw:style-name="gr2" draw:text-style-name="P2" draw:layer="layout" svg:x1="2.147cm" svg:y1="7.019cm" svg:x2="1.907cm" svg:y2="7.019cm">
          <text:p/>
        </draw:line>
        <draw:line draw:style-name="gr2" draw:text-style-name="P2" draw:layer="layout" svg:x1="2.147cm" svg:y1="6.8cm" svg:x2="1.907cm" svg:y2="6.8cm">
          <text:p/>
        </draw:line>
        <draw:line draw:style-name="gr2" draw:text-style-name="P2" draw:layer="layout" svg:x1="2.147cm" svg:y1="6.581cm" svg:x2="1.907cm" svg:y2="6.581cm">
          <text:p/>
        </draw:line>
        <draw:line draw:style-name="gr2" draw:text-style-name="P2" draw:layer="layout" svg:x1="2.387cm" svg:y1="6.362cm" svg:x2="1.907cm" svg:y2="6.362cm">
          <text:p/>
        </draw:line>
        <draw:line draw:style-name="gr2" draw:text-style-name="P2" draw:layer="layout" svg:x1="2.147cm" svg:y1="6.144cm" svg:x2="1.907cm" svg:y2="6.144cm">
          <text:p/>
        </draw:line>
        <draw:line draw:style-name="gr2" draw:text-style-name="P2" draw:layer="layout" svg:x1="2.147cm" svg:y1="5.925cm" svg:x2="1.907cm" svg:y2="5.925cm">
          <text:p/>
        </draw:line>
        <draw:line draw:style-name="gr2" draw:text-style-name="P2" draw:layer="layout" svg:x1="2.147cm" svg:y1="5.706cm" svg:x2="1.907cm" svg:y2="5.706cm">
          <text:p/>
        </draw:line>
        <draw:line draw:style-name="gr2" draw:text-style-name="P2" draw:layer="layout" svg:x1="2.147cm" svg:y1="5.487cm" svg:x2="1.907cm" svg:y2="5.487cm">
          <text:p/>
        </draw:line>
        <draw:line draw:style-name="gr2" draw:text-style-name="P2" draw:layer="layout" svg:x1="2.387cm" svg:y1="5.268cm" svg:x2="1.907cm" svg:y2="5.268cm">
          <text:p/>
        </draw:line>
        <draw:line draw:style-name="gr2" draw:text-style-name="P2" draw:layer="layout" svg:x1="2.147cm" svg:y1="5.049cm" svg:x2="1.907cm" svg:y2="5.049cm">
          <text:p/>
        </draw:line>
        <draw:line draw:style-name="gr2" draw:text-style-name="P2" draw:layer="layout" svg:x1="2.147cm" svg:y1="4.83cm" svg:x2="1.907cm" svg:y2="4.83cm">
          <text:p/>
        </draw:line>
        <draw:line draw:style-name="gr2" draw:text-style-name="P2" draw:layer="layout" svg:x1="2.147cm" svg:y1="4.611cm" svg:x2="1.907cm" svg:y2="4.611cm">
          <text:p/>
        </draw:line>
        <draw:line draw:style-name="gr2" draw:text-style-name="P2" draw:layer="layout" svg:x1="2.147cm" svg:y1="4.392cm" svg:x2="1.907cm" svg:y2="4.392cm">
          <text:p/>
        </draw:line>
        <draw:line draw:style-name="gr2" draw:text-style-name="P2" draw:layer="layout" svg:x1="2.387cm" svg:y1="4.173cm" svg:x2="1.907cm" svg:y2="4.173cm">
          <text:p/>
        </draw:line>
        <draw:line draw:style-name="gr2" draw:text-style-name="P2" draw:layer="layout" svg:x1="2.147cm" svg:y1="3.954cm" svg:x2="1.907cm" svg:y2="3.954cm">
          <text:p/>
        </draw:line>
        <draw:line draw:style-name="gr2" draw:text-style-name="P2" draw:layer="layout" svg:x1="2.147cm" svg:y1="3.735cm" svg:x2="1.907cm" svg:y2="3.735cm">
          <text:p/>
        </draw:line>
        <draw:line draw:style-name="gr2" draw:text-style-name="P2" draw:layer="layout" svg:x1="2.147cm" svg:y1="3.516cm" svg:x2="1.907cm" svg:y2="3.516cm">
          <text:p/>
        </draw:line>
        <draw:line draw:style-name="gr2" draw:text-style-name="P2" draw:layer="layout" svg:x1="2.147cm" svg:y1="3.297cm" svg:x2="1.907cm" svg:y2="3.297cm">
          <text:p/>
        </draw:line>
        <draw:line draw:style-name="gr2" draw:text-style-name="P2" draw:layer="layout" svg:x1="2.387cm" svg:y1="3.078cm" svg:x2="1.907cm" svg:y2="3.078cm">
          <text:p/>
        </draw:line>
        <draw:line draw:style-name="gr2" draw:text-style-name="P2" draw:layer="layout" svg:x1="2.147cm" svg:y1="2.859cm" svg:x2="1.907cm" svg:y2="2.859cm">
          <text:p/>
        </draw:line>
        <draw:line draw:style-name="gr2" draw:text-style-name="P2" draw:layer="layout" svg:x1="2.147cm" svg:y1="2.64cm" svg:x2="1.907cm" svg:y2="2.64cm">
          <text:p/>
        </draw:line>
        <draw:line draw:style-name="gr2" draw:text-style-name="P2" draw:layer="layout" svg:x1="2.147cm" svg:y1="2.421cm" svg:x2="1.907cm" svg:y2="2.421cm">
          <text:p/>
        </draw:line>
        <draw:line draw:style-name="gr2" draw:text-style-name="P2" draw:layer="layout" svg:x1="2.147cm" svg:y1="2.202cm" svg:x2="1.907cm" svg:y2="2.202cm">
          <text:p/>
        </draw:line>
        <draw:line draw:style-name="gr2" draw:text-style-name="P2" draw:layer="layout" svg:x1="2.387cm" svg:y1="1.983cm" svg:x2="1.907cm" svg:y2="1.983cm">
          <text:p/>
        </draw:line>
        <draw:line draw:style-name="gr2" draw:text-style-name="P2" draw:layer="layout" svg:x1="2.147cm" svg:y1="1.764cm" svg:x2="1.907cm" svg:y2="1.764cm">
          <text:p/>
        </draw:line>
        <draw:line draw:style-name="gr2" draw:text-style-name="P2" draw:layer="layout" svg:x1="2.147cm" svg:y1="1.545cm" svg:x2="1.907cm" svg:y2="1.545cm">
          <text:p/>
        </draw:line>
        <draw:line draw:style-name="gr2" draw:text-style-name="P2" draw:layer="layout" svg:x1="2.147cm" svg:y1="1.326cm" svg:x2="1.907cm" svg:y2="1.326cm">
          <text:p/>
        </draw:line>
        <draw:line draw:style-name="gr2" draw:text-style-name="P2" draw:layer="layout" svg:x1="2.147cm" svg:y1="1.107cm" svg:x2="1.907cm" svg:y2="1.107cm">
          <text:p/>
        </draw:line>
        <draw:line draw:style-name="gr2" draw:text-style-name="P2" draw:layer="layout" svg:x1="2.387cm" svg:y1="0.888cm" svg:x2="1.907cm" svg:y2="0.888cm">
          <text:p/>
        </draw:line>
        <draw:line draw:style-name="gr2" draw:text-style-name="P2" draw:layer="layout" svg:x1="2.387cm" svg:y1="9.647cm" svg:x2="1.907cm" svg:y2="9.647cm">
          <text:p/>
        </draw:line>
        <draw:line draw:style-name="gr2" draw:text-style-name="P3" draw:layer="layout" svg:x1="2.147cm" svg:y1="9.866cm" svg:x2="1.907cm" svg:y2="9.866cm">
          <text:p/>
        </draw:line>
        <draw:line draw:style-name="gr2" draw:text-style-name="P3" draw:layer="layout" svg:x1="2.147cm" svg:y1="10.085cm" svg:x2="1.907cm" svg:y2="10.085cm">
          <text:p/>
        </draw:line>
        <draw:line draw:style-name="gr2" draw:text-style-name="P3" draw:layer="layout" svg:x1="2.147cm" svg:y1="10.304cm" svg:x2="1.907cm" svg:y2="10.304cm">
          <text:p/>
        </draw:line>
        <draw:line draw:style-name="gr2" draw:text-style-name="P3" draw:layer="layout" svg:x1="2.147cm" svg:y1="10.523cm" svg:x2="1.907cm" svg:y2="10.523cm">
          <text:p/>
        </draw:line>
        <draw:line draw:style-name="gr2" draw:text-style-name="P2" draw:layer="layout" svg:x1="2.387cm" svg:y1="0.888cm" svg:x2="1.907cm" svg:y2="0.888cm">
          <text:p/>
        </draw:line>
        <draw:line draw:style-name="gr2" draw:text-style-name="P2" draw:layer="layout" svg:x1="2.147cm" svg:y1="0.669cm" svg:x2="1.907cm" svg:y2="0.669cm">
          <text:p/>
        </draw:line>
        <draw:line draw:style-name="gr2" draw:text-style-name="P2" draw:layer="layout" svg:x1="2.147cm" svg:y1="0.45cm" svg:x2="1.907cm" svg:y2="0.45cm">
          <text:p/>
        </draw:line>
        <draw:polygon draw:style-name="gr11" draw:text-style-name="P9" draw:layer="layout" svg:width="16cm" svg:height="0.207cm" svg:x="1.907cm" svg:y="5.199cm" svg:viewBox="0 0 16001 208" draw:points="0,208 16001,208 16001,0 0,0">
          <text:p/>
        </draw:polygon>
        <draw:polygon draw:style-name="gr12" draw:text-style-name="P10" draw:layer="layout" svg:width="16cm" svg:height="0.209cm" svg:x="1.907cm" svg:y="8.401cm" svg:viewBox="0 0 16001 210" draw:points="0,210 16001,210 16001,0 0,0">
          <text:p/>
        </draw:polygon>
        <draw:polygon draw:style-name="gr1" draw:text-style-name="P1" draw:layer="layout" svg:width="4.8cm" svg:height="2.969cm" svg:x="12.707cm" svg:y="0.585cm" svg:viewBox="0 0 4801 2970" draw:points="0,2970 4801,2970 4801,0 0,0">
          <text:p/>
        </draw:polygon>
        <draw:line draw:style-name="gr3" draw:text-style-name="P2" draw:layer="layout" svg:x1="12.707cm" svg:y1="3.554cm" svg:x2="17.507cm" svg:y2="3.554cm">
          <text:p/>
        </draw:line>
        <draw:line draw:style-name="gr3" draw:text-style-name="P2" draw:layer="layout" svg:x1="17.507cm" svg:y1="3.554cm" svg:x2="17.507cm" svg:y2="0.585cm">
          <text:p/>
        </draw:line>
        <draw:line draw:style-name="gr3" draw:text-style-name="P2" draw:layer="layout" svg:x1="17.507cm" svg:y1="0.585cm" svg:x2="12.707cm" svg:y2="0.585cm">
          <text:p/>
        </draw:line>
        <draw:line draw:style-name="gr3" draw:text-style-name="P2" draw:layer="layout" svg:x1="12.707cm" svg:y1="0.585cm" svg:x2="12.707cm" svg:y2="3.554cm">
          <text:p/>
        </draw:line>
        <draw:frame draw:style-name="gr4" draw:text-style-name="P5" draw:layer="layout" svg:width="0.601cm" svg:height="0.602cm" svg:x="1.48cm" svg:y="0.671cm">
          <draw:text-box>
            <text:p text:style-name="P4"><text:span text:style-name="T1">4</text:span></text:p>
          </draw:text-box>
        </draw:frame>
        <draw:frame draw:style-name="gr6" draw:text-style-name="P8" draw:layer="layout" svg:width="2.042cm" svg:height="0.403cm" svg:x="15.309cm" svg:y="0.818cm">
          <draw:text-box>
            <text:p text:style-name="P4"><text:span text:style-name="T3">/ndf = 1.05)</text:span></text:p>
          </draw:text-box>
        </draw:frame>
        <draw:frame draw:style-name="gr13" draw:text-style-name="P11" draw:layer="layout" svg:width="0.267cm" svg:height="0.268cm" svg:x="15.159cm" svg:y="0.781cm">
          <draw:text-box>
            <text:p text:style-name="P4"><text:span text:style-name="T5">2</text:span></text:p>
          </draw:text-box>
        </draw:frame>
        <draw:frame draw:style-name="gr6" draw:text-style-name="P8" draw:layer="layout" svg:width="0.4cm" svg:height="0.4cm" svg:x="14.941cm" svg:y="0.832cm">
          <draw:text-box>
            <text:p text:style-name="P4"><text:span text:style-name="T6">χ</text:span></text:p>
          </draw:text-box>
        </draw:frame>
        <draw:line draw:style-name="gr8" draw:text-style-name="P2" draw:layer="layout" svg:x1="12.887cm" svg:y1="0.956cm" svg:x2="13.727cm" svg:y2="0.956cm">
          <text:p/>
        </draw:line>
        <draw:frame draw:style-name="gr6" draw:text-style-name="P8" draw:layer="layout" svg:width="1.052cm" svg:height="0.403cm" svg:x="13.905cm" svg:y="0.818cm">
          <draw:text-box>
            <text:p text:style-name="P4"><text:span text:style-name="T3">TKU (</text:span></text:p>
          </draw:text-box>
        </draw:frame>
        <draw:frame draw:style-name="gr6" draw:text-style-name="P8" draw:layer="layout" svg:width="2.851cm" svg:height="0.403cm" svg:x="13.905cm" svg:y="1.57cm">
          <draw:text-box>
            <text:p text:style-name="P4"><text:span text:style-name="T3">-0.032 +/- 0.094</text:span></text:p>
          </draw:text-box>
        </draw:frame>
        <draw:frame draw:style-name="gr6" draw:text-style-name="P8" draw:layer="layout" svg:width="2.042cm" svg:height="0.403cm" svg:x="15.309cm" svg:y="2.306cm">
          <draw:text-box>
            <text:p text:style-name="P4"><text:span text:style-name="T3">/ndf = 0.76)</text:span></text:p>
          </draw:text-box>
        </draw:frame>
        <draw:frame draw:style-name="gr13" draw:text-style-name="P11" draw:layer="layout" svg:width="0.267cm" svg:height="0.268cm" svg:x="15.159cm" svg:y="2.27cm">
          <draw:text-box>
            <text:p text:style-name="P4"><text:span text:style-name="T5">2</text:span></text:p>
          </draw:text-box>
        </draw:frame>
        <draw:frame draw:style-name="gr6" draw:text-style-name="P8" draw:layer="layout" svg:width="0.4cm" svg:height="0.4cm" svg:x="14.941cm" svg:y="2.32cm">
          <draw:text-box>
            <text:p text:style-name="P4"><text:span text:style-name="T6">χ</text:span></text:p>
          </draw:text-box>
        </draw:frame>
        <draw:line draw:style-name="gr10" draw:text-style-name="P2" draw:layer="layout" svg:x1="12.887cm" svg:y1="2.441cm" svg:x2="13.727cm" svg:y2="2.441cm">
          <text:p/>
        </draw:line>
        <draw:frame draw:style-name="gr6" draw:text-style-name="P8" draw:layer="layout" svg:width="1.052cm" svg:height="0.403cm" svg:x="13.905cm" svg:y="2.306cm">
          <draw:text-box>
            <text:p text:style-name="P4"><text:span text:style-name="T3">TKD (</text:span></text:p>
          </draw:text-box>
        </draw:frame>
        <draw:polygon draw:style-name="gr3" draw:text-style-name="P2" draw:layer="layout" svg:width="4.8cm" svg:height="2.969cm" svg:x="2.307cm" svg:y="0.585cm" svg:viewBox="0 0 4801 2970" draw:points="0,2970 4801,2970 4801,0 0,0">
          <text:p/>
        </draw:polygon>
        <draw:frame draw:style-name="gr6" draw:text-style-name="P8" draw:layer="layout" svg:width="2.851cm" svg:height="0.403cm" svg:x="13.905cm" svg:y="3.042cm">
          <draw:text-box>
            <text:p text:style-name="P4"><text:span text:style-name="T3">-2.958 +/- 0.095</text:span></text:p>
          </draw:text-box>
        </draw:frame>
        <draw:frame draw:style-name="gr14" draw:text-style-name="P12" draw:layer="layout" svg:width="0.534cm" svg:height="0.534cm" svg:x="4.523cm" svg:y="0.854cm">
          <draw:text-box>
            <text:p text:style-name="P4"><text:span text:style-name="T7"><text:s/></text:span></text:p>
          </draw:text-box>
        </draw:frame>
        <draw:frame draw:style-name="gr15" draw:text-style-name="P13" draw:layer="layout" svg:width="2.013cm" svg:height="0.805cm" svg:x="2.533cm" svg:y="0.659cm">
          <draw:text-box>
            <text:p text:style-name="P4"><text:span text:style-name="T8">MICE</text:span></text:p>
          </draw:text-box>
        </draw:frame>
        <draw:frame draw:style-name="gr14" draw:text-style-name="P12" draw:layer="layout" svg:width="4.566cm" svg:height="0.534cm" svg:x="2.533cm" svg:y="1.456cm">
          <draw:text-box>
            <text:p text:style-name="P4"><text:span text:style-name="T9">ISIS Cycle 2017/01</text:span></text:p>
          </draw:text-box>
        </draw:frame>
        <draw:polygon draw:style-name="gr16" draw:text-style-name="P1" draw:layer="layout" svg:width="3.388cm" svg:height="0.2cm" svg:x="2.377cm" svg:y="3.338cm" svg:viewBox="0 0 3389 201" draw:points="0,0 0,201 3389,201 3389,0">
          <text:p/>
        </draw:polygon>
        <draw:frame draw:style-name="gr14" draw:text-style-name="P12" draw:layer="layout" svg:width="3.677cm" svg:height="0.534cm" svg:x="2.533cm" svg:y="2.242cm">
          <draw:text-box>
            <text:p text:style-name="P4"><text:span text:style-name="T9">Run 9353-9372</text:span></text:p>
          </draw:text-box>
        </draw:frame>
        <draw:frame draw:style-name="gr14" draw:text-style-name="P12" draw:layer="layout" svg:width="3.143cm" svg:height="0.534cm" svg:x="2.518cm" svg:y="2.807cm">
          <draw:text-box>
            <text:p text:style-name="P4"><text:span text:style-name="T9">MAUS v3.2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8.9cm" fo:margin-right="1cm" fo:page-width="18.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09T10:42:19.290995629</dc:date>
    <meta:editing-duration>PT1M9S</meta:editing-duration>
    <meta:editing-cycles>1</meta:editing-cycles>
    <meta:document-statistic meta:object-count="340"/>
    <meta:generator>LibreOffice/5.4.7.2$Linux_X86_64 LibreOffice_project/40$Build-2</meta:generator>
  </office:meta>
</office:document-meta>
</file>